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Lohit Devanagari2" svg:font-family="'Lohit Devanagari'"/>
    <style:font-face style:name="Roboto" svg:font-family="Roboto, sans-serif"/>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0571" officeooo:paragraph-rsid="000c0571"/>
    </style:style>
    <style:style style:name="P2" style:family="paragraph" style:parent-style-name="Standard">
      <style:text-properties officeooo:rsid="000c0571" officeooo:paragraph-rsid="000c0571"/>
    </style:style>
    <style:style style:name="P3" style:family="paragraph" style:parent-style-name="Standard">
      <style:text-properties officeooo:rsid="0011657b" officeooo:paragraph-rsid="0011657b"/>
    </style:style>
    <style:style style:name="P4" style:family="paragraph" style:parent-style-name="Standard">
      <style:text-properties officeooo:rsid="0011657b" officeooo:paragraph-rsid="0012abf4"/>
    </style:style>
    <style:style style:name="P5" style:family="paragraph" style:parent-style-name="Standard">
      <style:text-properties officeooo:rsid="0012abf4" officeooo:paragraph-rsid="0012abf4"/>
    </style:style>
    <style:style style:name="P6" style:family="paragraph" style:parent-style-name="Standard">
      <style:text-properties fo:font-variant="normal" fo:text-transform="none" fo:color="#000000" loext:opacity="100%" style:text-line-through-style="none" style:text-line-through-type="none" style:font-name="Arial1" fo:font-size="11pt" fo:font-style="normal" style:text-underline-style="none" fo:font-weight="normal" officeooo:rsid="0012abf4" officeooo:paragraph-rsid="0012abf4" style:text-blinking="false" fo:background-color="transparent"/>
    </style:style>
    <style:style style:name="P7" style:family="paragraph" style:parent-style-name="Standard">
      <style:text-properties fo:font-variant="normal" fo:text-transform="none" fo:color="#000000" loext:opacity="100%" style:text-line-through-style="none" style:text-line-through-type="none" style:font-name="Arial1" fo:font-size="11pt" fo:font-style="normal" style:text-underline-style="none" fo:font-weight="normal" officeooo:rsid="001441d2" officeooo:paragraph-rsid="001441d2" style:text-blinking="false" fo:background-color="transparent"/>
    </style:style>
    <style:style style:name="P8" style:family="paragraph" style:parent-style-name="Text_20_body">
      <style:text-properties fo:font-variant="normal" fo:text-transform="none" fo:color="#000000" loext:opacity="100%" style:text-line-through-style="none" style:text-line-through-type="none" style:font-name="Roboto" fo:font-size="14pt" fo:font-style="italic" style:text-underline-style="none" fo:font-weight="normal" officeooo:rsid="0012abf4" officeooo:paragraph-rsid="0012abf4" style:text-blinking="false" fo:background-color="transparent"/>
    </style:style>
    <style:style style:name="P9" style:family="paragraph" style:parent-style-name="Text_20_body">
      <style:text-properties fo:font-variant="normal" fo:text-transform="none" fo:color="#000000" loext:opacity="100%" style:text-line-through-style="none" style:text-line-through-type="none" style:font-name="Arial1" fo:font-size="11pt" fo:font-style="normal" style:text-underline-style="none" fo:font-weight="normal" officeooo:rsid="0012abf4" officeooo:paragraph-rsid="0012abf4" style:text-blinking="false" fo:background-color="transparent"/>
    </style:style>
    <style:style style:name="P10" style:family="paragraph" style:parent-style-name="Text_20_body">
      <style:text-properties fo:font-variant="normal" fo:text-transform="none" fo:color="#000000" loext:opacity="100%" style:text-line-through-style="none" style:text-line-through-type="none" style:font-name="Arial1" fo:font-size="11pt" fo:font-style="normal" style:text-underline-style="none" fo:font-weight="normal" officeooo:rsid="001441d2" officeooo:paragraph-rsid="001441d2" style:text-blinking="false" fo:background-color="transparent"/>
    </style:style>
    <style:style style:name="P11" style:family="paragraph" style:parent-style-name="Text_20_body">
      <style:text-properties fo:font-variant="normal" fo:text-transform="none" fo:color="#222222" loext:opacity="100%" style:text-line-through-style="none" style:text-line-through-type="none" style:font-name="Arial1" fo:font-size="11pt" fo:font-style="normal" style:text-underline-style="none" fo:font-weight="normal" officeooo:rsid="0012abf4" officeooo:paragraph-rsid="0012abf4" style:text-blinking="false" fo:background-color="transparent"/>
    </style:style>
    <style:style style:name="P12" style:family="paragraph" style:parent-style-name="Text_20_body">
      <style:text-properties fo:font-variant="normal" fo:text-transform="none" fo:color="#222222" loext:opacity="100%" style:text-line-through-style="none" style:text-line-through-type="none" style:font-name="Arial1" fo:font-size="11pt" fo:font-style="normal" style:text-underline-style="none" fo:font-weight="normal" officeooo:rsid="001441d2" officeooo:paragraph-rsid="001441d2" style:text-blinking="false" fo:background-color="transparent"/>
    </style:style>
    <style:style style:name="P13" style:family="paragraph" style:parent-style-name="Text_20_body">
      <style:text-properties officeooo:rsid="001441d2" officeooo:paragraph-rsid="001441d2"/>
    </style:style>
    <style:style style:name="P14"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5" style:family="paragraph" style:parent-style-name="Text_20_body">
      <style:paragraph-properties fo:margin-top="0in" fo:margin-bottom="0in" style:contextual-spacing="false" fo:line-height="120%" style:writing-mode="lr-tb"/>
      <style:text-properties fo:font-variant="normal" fo:text-transform="none" fo:color="#222222" loext:opacity="100%" style:text-line-through-style="none" style:text-line-through-type="none" style:font-name="Arial1" fo:font-size="11pt" fo:font-style="normal" style:text-underline-style="none" fo:font-weight="normal" style:text-blinking="false" fo:background-color="transparent"/>
    </style:style>
    <style:style style:name="T1" style:family="text">
      <style:text-properties officeooo:rsid="0011657b"/>
    </style:style>
    <style:style style:name="T2" style:family="text">
      <style:text-properties officeooo:rsid="0012abf4"/>
    </style:style>
    <style:style style:name="T3" style:family="text">
      <style:text-properties fo:font-variant="normal" fo:text-transform="none" fo:color="#222222"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5" style:family="text">
      <style:text-properties officeooo:rsid="001441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dversarial Examples Against a BERT ABSA Model –</text:p>
      <text:p text:style-name="P3">Fooling Bert With L33T, Misspellign, and Punctuation,</text:p>
      <text:p text:style-name="P1"/>
      <text:p text:style-name="P1">Hello and welcome everyone! My name is Nora Hofer, I am a (… lol)</text:p>
      <text:p text:style-name="P1"/>
      <text:p text:style-name="P1">In the last year, I reasearched the robustness of a BERT Model <text:span text:style-name="T1">for the ABSA task </text:span>against adversarial <text:span text:style-name="T1">attacks</text:span>.</text:p>
      <text:p text:style-name="P1"/>
      <text:p text:style-name="P3">But what does that mean?</text:p>
      <text:p text:style-name="P3"/>
      <text:p text:style-name="P4">(Bidirectional Encoder Representations from Transformers) BERT is a transformer based language model introduced in 2018 by Gooogle Researches (source). <text:span text:style-name="T2">Since then it is </text:span>the de facto state-of-the-art transformer model applied in Natural langugae processing tasks. </text:p>
      <text:p text:style-name="P3"/>
      <text:p text:style-name="P3">One of these tasks is called <text:span text:style-name="T2">ABSA, which is an abbreviation for </text:span>Aspact Based Sentiment Analysis. A fine-grained Sentiment Analysis that extracts both, the aspect mentioned in a sentence and the sentiment associated with these aspects. </text:p>
      <text:p text:style-name="P3"/>
      <text:p text:style-name="P5">For example, let’s take a laptop review: A model trained on the ABSA task tries to extract the aspects mentioned and the associated sentiment. </text:p>
      <text:p text:style-name="P5"/>
      <text:p text:style-name="P8"><text:bookmark text:name="docs-internal-guid-32fa3607-7fff-5ec8-10d0-dbfeaceec7b7"/>The computer is excellent for gaming but I think it is way too expensive!!</text:p>
      <text:p text:style-name="P9"><text:bookmark text:name="docs-internal-guid-b4c7039c-7fff-a594-17d7-19ac05204b12"/>In this case, the model identifies the aspects gaming (having a positive sentiment) and price (with a negative sentiment).</text:p>
      <text:p text:style-name="P6"><text:bookmark text:name="docs-internal-guid-ed992bb7-7fff-9b9e-d7e4-1cda4d822edc"/>ABSA is used by companies to analyze user-generated data from their customers, for example in e-commerce so can also be used as a BI tool.</text:p>
      <text:p text:style-name="P5"/>
      <text:p text:style-name="P5">And now to Adversarial Attacks:</text:p>
      <text:p text:style-name="P11"><text:bookmark text:name="docs-internal-guid-d8adb9c5-7fff-ce88-54df-60d0496f3abc"/>Adversarial Examples - inputs that are specifically designed to cause a model to produce incorrect outputs.</text:p>
      <text:p text:style-name="P15">E.g. the change of a few carefully chosen pixels in a picture of a panda, fools a classifier into predicting the picture on the right as a gibbon with a very high confidence. </text:p>
      <text:p text:style-name="P15"/>
      <text:p text:style-name="P15">In 2013, the term adversarial example was introduced to describe</text:p>
      <text:p text:style-name="P15">these scenarios where an adversary crafts inputs with the intention to cause a deep learning classifier to misclassify inputs [25].</text:p>
      <text:p text:style-name="P15">Especially in the computer vision and image classification domain,</text:p>
      <text:p text:style-name="P15">powerful methods using gradient descent give the adversary the</text:p>
      <text:p text:style-name="P15">ability to mathematically optimize the attack and craft adversarial</text:p>
      <text:p text:style-name="P15">examples in the white-box setting, i.e. where the model’s architecture and parameters are accessible to the adversary [3].</text:p>
      <text:p text:style-name="Text_20_body"/>
      <text:p text:style-name="P15">The field of adversarial examples is related to the security of deep learning models.</text:p>
      <text:p text:style-name="P15">Deep learning is influencing our lives in many ways and this will most likely continue and even increase in the coming years.</text:p>
      <text:p text:style-name="P15"><text:bookmark text:name="docs-internal-guid-e7891279-7fff-0635-9201-8e4f1e14e3ff"/>Imagine deep learning in autonomous cars for recognizing road signs.  If the system is susceptible to small manipulations of the signs, the consequences could be fatal.</text:p>
      <text:p text:style-name="P15"><text:soft-page-break/></text:p>
      <text:p text:style-name="P15"><text:bookmark text:name="docs-internal-guid-9ad5f433-7fff-2879-66f7-61cfe128bb8e"/>These risks do not only occur in computer vision. </text:p>
      <text:p text:style-name="P15"/>
      <text:p text:style-name="P15">This is highly concerning,</text:p>
      <text:p text:style-name="P15">given its increasing use in security-sensitive applications, such as</text:p>
      <text:p text:style-name="P15">fake news and hate speech detection [13, 19], e.g. in social media</text:p>
      <text:p text:style-name="P15">platforms and forums. In times of the COVID-19 pandemic, we once</text:p>
      <text:p text:style-name="P15">again see the importance of preventing the spread of misinformation on the Internet. This can be done, e.g., through a classification</text:p>
      <text:p text:style-name="P15">algorithm, as implemented by Twitter, that learns to detect untrustworthy information and labels the corresponding tweets to warn</text:p>
      <text:p text:style-name="P15">readers that they might be misinformed.</text:p>
      <text:p text:style-name="P15">But, it has been shown that these detection algorithms can be circumvented by simple tricks. For example, an adversary can replace</text:p>
      <text:p text:style-name="P15">the letter O in the word COVID-19 with the number 0 and thus</text:p>
      <text:p text:style-name="P15">escape detection. In doing so, the recipients of the fake news would</text:p>
      <text:p text:style-name="P15">probably hardly notice afterwards that the sentence “C0VID-19 can</text:p>
      <text:p text:style-name="P15">be cured by gargling salt water” was deliberately manipulated.</text:p>
      <text:p text:style-name="P15"/>
      <text:p text:style-name="P15"/>
      <text:p text:style-name="Text_20_body"/>
      <text:p text:style-name="P15">In times of Corona, we see once again the consequences of misinformation spread on the Internet. Twitter has implemented a classification algorithm to detect misinformation and label the corresponding tweets to warn readers that <text:bookmark text:name="docs-internal-guid-27aefdcb-7fff-4bba-e3c5-a09e909b3320"/><text:s/>they might be misinformed.</text:p>
      <text:p text:style-name="Text_20_body"/>
      <text:p text:style-name="P15">Here you can see a Tweet containing misleading information about a cure for a Covid-19 Infection. </text:p>
      <text:p text:style-name="P15"/>
      <text:p text:style-name="P11"><text:bookmark text:name="docs-internal-guid-d4f4fbb8-7fff-6e70-05a0-61cb3be6b998"/>The algorithm labels this tweet as critical and provides a link to further information.</text:p>
      <text:p text:style-name="P11"><text:bookmark text:name="docs-internal-guid-3b3337db-7fff-a326-3f09-f3de712ee4ca"/>Through small modifications, in this case using leet speak in the word Covid,  an attacker can theoretically circumvent the detector and can spread fake news into the world...</text:p>
      <text:p text:style-name="Text_20_body"/>
      <text:p text:style-name="P15">There are tons of real-world scenarios where deep learning can and will be used. But when we apply deep learning to security-critical areas, we need to know about their vulnerabilities and hence, security in terms of robustness against manipulations.</text:p>
      <text:p text:style-name="P5"/>
      <text:p text:style-name="P5"/>
      <text:p text:style-name="P11">Our research investigates three attacks on the widely used BERT model for a classification task which could easily happen in a real-world setting. </text:p>
      <text:p text:style-name="Text_20_body"><text:line-break/><text:bookmark text:name="docs-internal-guid-b03715f2-7fff-5a89-97ae-bc2dc27ca7ac"/><text:span text:style-name="T4">In the following, I will quickly recap the workflow of the Pre-Trained Language Model BERT.</text:span></text:p>
      <text:p text:style-name="Text_20_body"/>
      <text:p text:style-name="P15">I will then look into simple ways to fool a language model's prediction into generating perturbations inconspicuous to humans. </text:p>
      <text:p text:style-name="Text_20_body"/>
      <text:p text:style-name="P14"><text:soft-page-break/>Finally, I come to a conclusion and look forward to opening the discussion.</text:p>
      <text:p text:style-name="Text_20_body"/>
      <text:p text:style-name="Text_20_body"/>
      <text:p text:style-name="Text_20_body">… <text:span text:style-name="T5">background BERT (?)</text:span></text:p>
      <text:p text:style-name="Text_20_body"/>
      <text:p text:style-name="P14"><text:bookmark text:name="docs-internal-guid-91a70d32-7fff-1d01-a463-2e18d3d58002"/>Transformer models like BERT are widely used, which could, if used as in the example of the Twitter algorithm, pose serious concerns, if they are prone to adversarial examples. </text:p>
      <text:p text:style-name="Text_20_body"/>
      <text:p text:style-name="P14">Since textual data is discrete, <text:span text:style-name="T5">we</text:span> could not use gradient-based methods as applied in CV to generate them but had to use a different approach. </text:p>
      <text:p text:style-name="P14"/>
      <text:p text:style-name="P14"/>
      <text:p text:style-name="P14">However, there are three main differences in attacking DNN</text:p>
      <text:p text:style-name="P14">models for computer vision and natural language processing:</text:p>
      <text:p text:style-name="P14">(1) In an image, each pixel has a numerical representation within</text:p>
      <text:p text:style-name="P14">a fixed range and usually, pixels with similar numerical representations are closely related in terms of their characteristics.</text:p>
      <text:p text:style-name="P14">As textual data is symbolic, it is not possible to apply the</text:p>
      <text:p text:style-name="P14">same logic to the text domain. Here, increasing or decreasing</text:p>
      <text:p text:style-name="P14">the numerical representation of a word or sentence by the</text:p>
      <text:p text:style-name="P14">value of one might alter the complete meaning of a sentence.</text:p>
      <text:p text:style-name="P14">(2) Adversarial images, usually bounded by an 𝑙𝑝-norm, supposedly preserve the image’s semantic meaning. In the text</text:p>
      <text:p text:style-name="P14">domain changing a sentence’s semantic happens easily. The</text:p>
      <text:p text:style-name="P14">sentence “I like cats” could be changed to “I like dogs” by</text:p>
      <text:p text:style-name="P14">replacing a single word or to “I like cars” by replacing a single</text:p>
      <text:p text:style-name="P14">character, both times obviously changing its semantic.</text:p>
      <text:p text:style-name="P14">(3) Small modifications of image pixels are hardly recognized</text:p>
      <text:p text:style-name="P14">by human beings. Hence, if successful, adversarial examples will change the DNNs prediction but not human judgment. Small changes in the text, however, are easily detected</text:p>
      <text:p text:style-name="P14">and, therefore, render the possibility of attack failure. Moreover, a modification might also be corrected by spelling– or</text:p>
      <text:p text:style-name="P14">grammar–check systems.</text:p>
      <text:p text:style-name="P14">It follows from these differences that, using gradient-based adversarial methods as in computer vision, for attacks in the text domain,</text:p>
      <text:p text:style-name="P14">can result in altered semantics, syntactically-incorrect sentences,</text:p>
      <text:p text:style-name="P14">or invalid words that cannot be matched with any words in the</text:p>
      <text:p text:style-name="P14">word embedding space [5].</text:p>
      <text:p text:style-name="P14"/>
      <text:p text:style-name="P14"/>
      <text:p text:style-name="P14">To do so <text:span text:style-name="T5">we</text:span> took some inspiration from existing literature and designed three attack methods.</text:p>
      <text:p text:style-name="Text_20_body"/>
      <text:p text:style-name="Text_20_body"/>
      <text:p text:style-name="P13">Let’s again take our laptop review example:</text:p>
      <text:p text:style-name="P10"><text:soft-page-break/>In the first step we trained a BERT model ….. (explain)</text:p>
      <text:p text:style-name="P10"><text:bookmark text:name="docs-internal-guid-7a64b103-7fff-c538-36e4-39525c286b84"/>In this case, the model identifies the aspects gaming (having a positive sentiment) and price (with a negative sentiment).</text:p>
      <text:p text:style-name="P10"><text:bookmark text:name="docs-internal-guid-c0345b40-7fff-d6f5-8944-275ba121dfd3"/>In the second step, I used the trained ABSA Model to identify the word of a sentence, which is important for the model’s prediction.</text:p>
      <text:p text:style-name="P7"><text:bookmark text:name="docs-internal-guid-8523a68a-7fff-dd22-e850-1ce1ed8d75ad"/>To do so I used a method called Leave-One-Out Method. </text:p>
      <text:p text:style-name="P10"><text:s/>….</text:p>
      <text:p text:style-name="P10"/>
      <text:p text:style-name="P10"><text:bookmark text:name="docs-internal-guid-c878c5a2-7fff-f874-accb-75514969f82f"/>I took each sentence and dropped one word after the other. Then I predicted the incomplete sentences and stored those words, which changed the prediction through their absence. </text:p>
      <text:p text:style-name="P14">In the example of our sentence. The important word is excellent.</text:p>
      <text:p text:style-name="P10"/>
      <text:p text:style-name="P7"><text:bookmark text:name="docs-internal-guid-893722f4-7fff-115a-0ece-2dbb150861d5"/>In the third step, I modified the identified important words to generate adversarial examples.</text:p>
      <text:p text:style-name="P7"><text:bookmark text:name="docs-internal-guid-036f7bfa-7fff-22ea-0aec-fcca5f1019b0"/>I designed three attack methods, namely Leet speak, misspellings and falsely placed punctuation marks.</text:p>
      <text:p text:style-name="P13"/>
      <text:p text:style-name="P13">…. explain attacks like in paper</text:p>
      <text:p text:style-name="P13"/>
      <text:p text:style-name="P10"><text:bookmark text:name="docs-internal-guid-ceb484b9-7fff-754e-3289-1f3fe6914453"/>The efficiency of the attacks is measured using the success rate. A success rate of 100% would mean that any sentence containing an important word modified by one of my three methods caused BERT to predict an incorrect classification. </text:p>
      <text:p text:style-name="Text_20_body"/>
      <text:p text:style-name="P14">A classification is considered incorrect if <text:bookmark text:name="docs-internal-guid-489c4128-7fff-8ba0-2aa9-f787a37d1c83"/>less or additional labels were predicted or the predicted labels change.</text:p>
      <text:p text:style-name="P13"/>
      <text:p text:style-name="P10"><text:bookmark text:name="docs-internal-guid-4d204883-7fff-a400-415b-33896def0f13"/>When using the Leet Speak method, I achieved a success rate of 47.8%, making it the most effective perturbation method.</text:p>
      <text:p text:style-name="P10"><text:bookmark text:name="docs-internal-guid-3599e205-7fff-bf2d-0f78-d8195d7d6709"/>The misspelling method was also very effective, which is even more surprising, considering that the misspellings dictionary that I used consisted of typos found in wikipedia articles and the BERT model is pre-trained on wikipedia corpus. </text:p>
      <text:p text:style-name="Text_20_body"/>
      <text:p text:style-name="P14">It is important to note that the number of modifiable original sentences is quite low since there is not a typo representation for every important word.</text:p>
      <text:p text:style-name="P10"><text:bookmark text:name="docs-internal-guid-8c7e0a52-7fff-d7f1-8494-d1ea69b902f2"/>With, as mentioned only adding one comma behind the determined important word, I was able to achieve a success rate of almost 15%. I chose this method for its high relevancesince many people have difficulties with English punctuation. </text:p>
      <text:p text:style-name="Text_20_body"/>
      <text:p text:style-name="P14">Moreover, since the BERT Tokenizer separates punctuation marks from the preceding words, my method generates only one additional token but does not change the token representation of the important word. </text:p>
      <text:p text:style-name="P12"><text:bookmark text:name="docs-internal-guid-fa59e49d-7fff-fd4e-8f4e-e40449e9df29"/><text:soft-page-break/>The results of three different attacks indicate that the use of leet speak, misspellings, and additional punctuation marks has a strong impact on the model and alter the output.</text:p>
      <text:p text:style-name="Text_20_body"/>
      <text:p text:style-name="P14">In my thesis, I have demonstrated </text:p>
      <text:p text:style-name="P14">- a general vulnerability of the pre-trained BERT model against adversarial examples and </text:p>
      <text:p text:style-name="P14">- showed that without any knowledge of the model architecture or training data, simple input modifications are sufficient to misclassify inputs.</text:p>
      <text:p text:style-name="Text_20_body"><text:line-break/><text:bookmark text:name="docs-internal-guid-6a139f1d-7fff-1ea5-6045-a6199d445677"/><text:span text:style-name="T3">Transformer-based language models like BERT are widely used in various applications of our daily personal and business lives. Despite their popularity, the security vulnerability against manipulated inputs existing in realistic scenarios is still largely unknown. The results of three input level attacks indicate a general vulnerability against adversarial examples of those models. Our reliance on such models for real-world applications like in search engines, IoT devices like voice assistants and also security-sensitive tasks as fake-news and hate-speech detection,  is questionable, since the vulnerabilities of the model are still not yet thoroughly researched.</text:spa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Lohit Devanagari2" svg:font-family="'Lohit Devanagari'"/>
    <style:font-face style:name="Roboto" svg:font-family="Roboto, sans-serif"/>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_20_Drawing_20_Style" style:display-name="Default Drawing Style" style:family="paragraph" style:default-outline-level="">
      <style:paragraph-properties fo:margin-top="0in" fo:margin-bottom="0in" style:contextual-spacing="false" fo:line-height="92%"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fo:line-height="92%"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fo:line-height="92%"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left="0.3752in" fo:margin-right="0in" fo:margin-top="0.198in" fo:margin-bottom="0in" style:contextual-spacing="false" fo:line-height="97%" fo:text-align="start"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1575in" fo:margin-bottom="0in" style:contextual-spacing="false" fo:line-height="97%" fo:text-align="start" style:justify-single-word="false" fo:text-indent="-0.3126in" style:auto-text-indent="false" style:writing-mode="lr-tb">
        <style:tab-stops>
          <style:tab-stop style:position="0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1181in" fo:margin-bottom="0in" style:contextual-spacing="false" fo:line-height="97%" fo:text-align="start" style:justify-single-word="false" fo:text-indent="-0.25in" style:auto-text-indent="false" style:writing-mode="lr-tb">
        <style:tab-stops>
          <style:tab-stop style:position="0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799in" fo:margin-bottom="0in" style:contextual-spacing="false" fo:line-height="97%" fo:text-align="start" style:justify-single-word="false" fo:text-indent="-0.25in" style:auto-text-indent="false" style:writing-mode="lr-tb">
        <style:tab-stops>
          <style:tab-stop style:position="0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398in" fo:margin-bottom="0in" style:contextual-spacing="false" fo:line-height="97%"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top="0in" fo:margin-bottom="0in" style:contextual-spacing="false" fo:line-height="97%" fo:text-align="center"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in" fo:margin-bottom="0in" style:contextual-spacing="false" fo:line-height="92%" fo:text-align="center"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style: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style:contextual-spacing="false" fo:line-height="92%"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line-through-style="none" style:text-line-through-type="none" style:font-name="Noto Sans CJK SC" fo:font-family="'Noto Sans CJK SC'"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Calibri" style:font-family-complex="Calibri"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style:contextual-spacing="false" fo:line-height="92%"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line-through-style="none" style:text-line-through-type="none" style:font-name="Noto Sans CJK SC" fo:font-family="'Noto Sans CJK SC'"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default-outline-level="">
      <style:paragraph-properties fo:margin-top="0.0626in" fo:margin-bottom="0in" style: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198in" fo:margin-bottom="0in" style:contextual-spacing="false" fo:line-height="97%" fo:text-align="start"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1575in" fo:margin-bottom="0in" style:contextual-spacing="false" fo:line-height="97%" fo:text-align="start" style:justify-single-word="false" fo:text-indent="-0.3126in" style:auto-text-indent="false" style:writing-mode="lr-tb">
        <style:tab-stops>
          <style:tab-stop style:position="0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1181in" fo:margin-bottom="0in" style:contextual-spacing="false" fo:line-height="97%" fo:text-align="start" style:justify-single-word="false" fo:text-indent="-0.25in" style:auto-text-indent="false" style:writing-mode="lr-tb">
        <style:tab-stops>
          <style:tab-stop style:position="0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0799in" fo:margin-bottom="0in" style:contextual-spacing="false" fo:line-height="97%" fo:text-align="start" style:justify-single-word="false" fo:text-indent="-0.25in" style:auto-text-indent="false" style:writing-mode="lr-tb">
        <style:tab-stops>
          <style:tab-stop style:position="0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0398in" fo:margin-bottom="0in" style:contextual-spacing="false" fo:line-height="97%"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le1_7e_LT_7e_Gliederung_20_1" style:display-name="Title1~LT~Gliederung 1" style:family="paragraph" style:default-outline-level="">
      <style:paragraph-properties fo:margin-left="0.3752in" fo:margin-right="0in" fo:margin-top="0.198in" fo:margin-bottom="0in" style:contextual-spacing="false" fo:line-height="97%" fo:text-align="start"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1575in" fo:margin-bottom="0in" style:contextual-spacing="false" fo:line-height="97%" fo:text-align="start" style:justify-single-word="false" fo:text-indent="-0.3126in" style:auto-text-indent="false" style:writing-mode="lr-tb">
        <style:tab-stops>
          <style:tab-stop style:position="0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1181in" fo:margin-bottom="0in" style:contextual-spacing="false" fo:line-height="97%" fo:text-align="start" style:justify-single-word="false" fo:text-indent="-0.25in" style:auto-text-indent="false" style:writing-mode="lr-tb">
        <style:tab-stops>
          <style:tab-stop style:position="0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799in" fo:margin-bottom="0in" style:contextual-spacing="false" fo:line-height="97%" fo:text-align="start" style:justify-single-word="false" fo:text-indent="-0.25in" style:auto-text-indent="false" style:writing-mode="lr-tb">
        <style:tab-stops>
          <style:tab-stop style:position="0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398in" fo:margin-bottom="0in" style:contextual-spacing="false" fo:line-height="97%"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top="0in" fo:margin-bottom="0in" style:contextual-spacing="false" fo:line-height="97%" fo:text-align="center"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in" fo:margin-bottom="0in" style:contextual-spacing="false" fo:line-height="92%" fo:text-align="center"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style: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1_7e_LT_7e_Hintergrundobjekte" style:display-name="Title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Title2_7e_LT_7e_Gliederung_20_1" style:display-name="Title2~LT~Gliederung 1" style:family="paragraph" style:default-outline-level="">
      <style:paragraph-properties fo:margin-left="0.3752in" fo:margin-right="0in" fo:margin-top="0.198in" fo:margin-bottom="0in" style:contextual-spacing="false" fo:line-height="97%" fo:text-align="start"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left="0.8126in" fo:margin-right="0in" fo:margin-top="0.1575in" fo:margin-bottom="0in" style:contextual-spacing="false" fo:line-height="97%" fo:text-align="start" style:justify-single-word="false" fo:text-indent="-0.3126in" style:auto-text-indent="false" style:writing-mode="lr-tb">
        <style:tab-stops>
          <style:tab-stop style:position="0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left="1.25in" fo:margin-right="0in" fo:margin-top="0.1181in" fo:margin-bottom="0in" style:contextual-spacing="false" fo:line-height="97%" fo:text-align="start" style:justify-single-word="false" fo:text-indent="-0.25in" style:auto-text-indent="false" style:writing-mode="lr-tb">
        <style:tab-stops>
          <style:tab-stop style:position="0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left="1.75in" fo:margin-right="0in" fo:margin-top="0.0799in" fo:margin-bottom="0in" style:contextual-spacing="false" fo:line-height="97%" fo:text-align="start" style:justify-single-word="false" fo:text-indent="-0.25in" style:auto-text-indent="false" style:writing-mode="lr-tb">
        <style:tab-stops>
          <style:tab-stop style:position="0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left="2.25in" fo:margin-right="0in" fo:margin-top="0.0398in" fo:margin-bottom="0in" style:contextual-spacing="false" fo:line-height="97%"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Titel" style:display-name="Title2~LT~Titel" style:family="paragraph" style:default-outline-level="">
      <style:paragraph-properties fo:margin-top="0in" fo:margin-bottom="0in" style:contextual-spacing="false" fo:line-height="97%" fo:text-align="center"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left="0.3752in" fo:margin-right="0in" fo:margin-top="0in" fo:margin-bottom="0in" style:contextual-spacing="false" fo:line-height="92%" fo:text-align="center"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top="0.0626in" fo:margin-bottom="0in" style: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2_7e_LT_7e_Hintergrundobjekte" style:display-name="Title2~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Title3_7e_LT_7e_Gliederung_20_1" style:display-name="Title3~LT~Gliederung 1" style:family="paragraph" style:default-outline-level="">
      <style:paragraph-properties fo:margin-left="0.3752in" fo:margin-right="0in" fo:margin-top="0.198in" fo:margin-bottom="0in" style:contextual-spacing="false" fo:line-height="97%" fo:text-align="start"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3_7e_LT_7e_Gliederung_20_2" style:display-name="Title3~LT~Gliederung 2" style:family="paragraph" style:parent-style-name="Title3_7e_LT_7e_Gliederung_20_1" style:default-outline-level="">
      <style:paragraph-properties fo:margin-left="0.8126in" fo:margin-right="0in" fo:margin-top="0.1575in" fo:margin-bottom="0in" style:contextual-spacing="false" fo:line-height="97%" fo:text-align="start" style:justify-single-word="false" fo:text-indent="-0.3126in" style:auto-text-indent="false" style:writing-mode="lr-tb">
        <style:tab-stops>
          <style:tab-stop style:position="0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3_7e_LT_7e_Gliederung_20_3" style:display-name="Title3~LT~Gliederung 3" style:family="paragraph" style:parent-style-name="Title3_7e_LT_7e_Gliederung_20_2" style:default-outline-level="">
      <style:paragraph-properties fo:margin-left="1.25in" fo:margin-right="0in" fo:margin-top="0.1181in" fo:margin-bottom="0in" style:contextual-spacing="false" fo:line-height="97%" fo:text-align="start" style:justify-single-word="false" fo:text-indent="-0.25in" style:auto-text-indent="false" style:writing-mode="lr-tb">
        <style:tab-stops>
          <style:tab-stop style:position="0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3_7e_LT_7e_Gliederung_20_4" style:display-name="Title3~LT~Gliederung 4" style:family="paragraph" style:parent-style-name="Title3_7e_LT_7e_Gliederung_20_3" style:default-outline-level="">
      <style:paragraph-properties fo:margin-left="1.75in" fo:margin-right="0in" fo:margin-top="0.0799in" fo:margin-bottom="0in" style:contextual-spacing="false" fo:line-height="97%" fo:text-align="start" style:justify-single-word="false" fo:text-indent="-0.25in" style:auto-text-indent="false" style:writing-mode="lr-tb">
        <style:tab-stops>
          <style:tab-stop style:position="0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3_7e_LT_7e_Gliederung_20_5" style:display-name="Title3~LT~Gliederung 5" style:family="paragraph" style:parent-style-name="Title3_7e_LT_7e_Gliederung_20_4" style:default-outline-level="">
      <style:paragraph-properties fo:margin-left="2.25in" fo:margin-right="0in" fo:margin-top="0.0398in" fo:margin-bottom="0in" style:contextual-spacing="false" fo:line-height="97%"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6" style:display-name="Title3~LT~Gliederung 6" style:family="paragraph" style:parent-style-name="Title3_7e_LT_7e_Gliederung_20_5" style:default-outline-level="">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7" style:display-name="Title3~LT~Gliederung 7" style:family="paragraph" style:parent-style-name="Title3_7e_LT_7e_Gliederung_20_6" style:default-outline-level="">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8" style:display-name="Title3~LT~Gliederung 8" style:family="paragraph" style:parent-style-name="Title3_7e_LT_7e_Gliederung_20_7" style:default-outline-level="">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9" style:display-name="Title3~LT~Gliederung 9" style:family="paragraph" style:parent-style-name="Title3_7e_LT_7e_Gliederung_20_8" style:default-outline-level="">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Titel" style:display-name="Title3~LT~Titel" style:family="paragraph" style:default-outline-level="">
      <style:paragraph-properties fo:margin-top="0in" fo:margin-bottom="0in" style:contextual-spacing="false" fo:line-height="97%" fo:text-align="center"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left="0.3752in" fo:margin-right="0in" fo:margin-top="0in" fo:margin-bottom="0in" style:contextual-spacing="false" fo:line-height="92%" fo:text-align="center"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oto Sans CJK SC" fo:font-family="'Noto Sans CJK SC'"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3_7e_LT_7e_Notizen" style:display-name="Title3~LT~Notizen" style:family="paragraph" style:default-outline-level="">
      <style:paragraph-properties fo:margin-top="0.0626in" fo:margin-bottom="0in" style: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Calibri" style:font-family-complex="Calibri" style:font-family-generic-complex="system" style:font-pitch-complex="variable" style:font-size-complex="12pt" style:text-emphasize="none"/>
    </style:style>
    <style:style style:name="Title3_7e_LT_7e_Hintergrundobjekte" style:display-name="Titl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Title3_7e_LT_7e_Hintergrund" style:display-name="Title3~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1T17:00:38.120344846</meta:creation-date>
    <dc:date>2021-06-03T13:09:54.563007676</dc:date>
    <meta:editing-duration>PT1H4M17S</meta:editing-duration>
    <meta:editing-cycles>2</meta:editing-cycles>
    <meta:generator>LibreOffice/7.0.5.2$Linux_X86_64 LibreOffice_project/00$Build-2</meta:generator>
    <meta:document-statistic meta:table-count="0" meta:image-count="0" meta:object-count="0" meta:page-count="5" meta:paragraph-count="93" meta:word-count="1585" meta:character-count="10030" meta:non-whitespace-character-count="8513"/>
  </office:meta>
</office:document-meta>
</file>